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8-0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8196" calcext:value-type="float">
            <text:p>28.23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80898461538" calcext:value-type="float">
            <text:p>28.26808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163" calcext:value-type="float">
            <text:p>28.28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1712857143" calcext:value-type="float">
            <text:p>28.258171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06052413793" calcext:value-type="float">
            <text:p>28.28060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2672857143" calcext:value-type="float">
            <text:p>28.26426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46002758621" calcext:value-type="float">
            <text:p>28.21460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88985714286" calcext:value-type="float">
            <text:p>28.1988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9211034483" calcext:value-type="float">
            <text:p>28.2459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79137777778" calcext:value-type="float">
            <text:p>28.2379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1373793103" calcext:value-type="float">
            <text:p>28.24213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10905806452" calcext:value-type="float">
            <text:p>28.341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1038" calcext:value-type="float">
            <text:p>28.371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165" calcext:value-type="float">
            <text:p>28.44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4067096774" calcext:value-type="float">
            <text:p>28.4984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62898064516" calcext:value-type="float">
            <text:p>28.5462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3168" calcext:value-type="float">
            <text:p>28.5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7716129032" calcext:value-type="float">
            <text:p>28.529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3048" calcext:value-type="float">
            <text:p>28.57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13099354839" calcext:value-type="float">
            <text:p>28.6213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81865714286" calcext:value-type="float">
            <text:p>28.5981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7151483871" calcext:value-type="float">
            <text:p>28.6071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86781935484" calcext:value-type="float">
            <text:p>28.728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565517241" calcext:value-type="float">
            <text:p>28.7213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6567741935" calcext:value-type="float">
            <text:p>28.74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48268" calcext:value-type="float">
            <text:p>28.814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6056774194" calcext:value-type="float">
            <text:p>28.8736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9625806452" calcext:value-type="float">
            <text:p>28.84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58072" calcext:value-type="float">
            <text:p>28.83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24836129032" calcext:value-type="float">
            <text:p>28.892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7928" calcext:value-type="float">
            <text:p>28.8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37501935484" calcext:value-type="float">
            <text:p>28.923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79" calcext:value-type="float">
            <text:p>28.9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83597419355" calcext:value-type="float">
            <text:p>28.9583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92688" calcext:value-type="float">
            <text:p>29.04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22864" calcext:value-type="float">
            <text:p>29.01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53292903226" calcext:value-type="float">
            <text:p>28.825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4584" calcext:value-type="float">
            <text:p>28.86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14771612903" calcext:value-type="float">
            <text:p>28.9514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012" calcext:value-type="float">
            <text:p>28.9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2888516129" calcext:value-type="float">
            <text:p>28.862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38792" calcext:value-type="float">
            <text:p>28.90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4147096774" calcext:value-type="float">
            <text:p>28.9434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0948387097" calcext:value-type="float">
            <text:p>28.9650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38134193548" calcext:value-type="float">
            <text:p>29.183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71552" calcext:value-type="float">
            <text:p>29.20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6299354839" calcext:value-type="float">
            <text:p>29.2766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54328" calcext:value-type="float">
            <text:p>29.34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3243870968" calcext:value-type="float">
            <text:p>29.388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68552258064" calcext:value-type="float">
            <text:p>29.4568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522" calcext:value-type="float">
            <text:p>29.44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91455483871" calcext:value-type="float">
            <text:p>29.469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92832" calcext:value-type="float">
            <text:p>29.46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96972" calcext:value-type="float">
            <text:p>29.479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02256551724" calcext:value-type="float">
            <text:p>29.50022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2900645161" calcext:value-type="float">
            <text:p>29.5192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99461935484" calcext:value-type="float">
            <text:p>29.7299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102" calcext:value-type="float">
            <text:p>29.772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17708387097" calcext:value-type="float">
            <text:p>29.801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4852" calcext:value-type="float">
            <text:p>29.81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33744" calcext:value-type="float">
            <text:p>29.8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6536516129" calcext:value-type="float">
            <text:p>29.856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9956" calcext:value-type="float">
            <text:p>29.885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47232258064" calcext:value-type="float">
            <text:p>29.9247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01128" calcext:value-type="float">
            <text:p>29.9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1652" calcext:value-type="float">
            <text:p>29.98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87277142857" calcext:value-type="float">
            <text:p>29.9887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33032258064" calcext:value-type="float">
            <text:p>29.993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22792258065" calcext:value-type="float">
            <text:p>30.182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1635862069" calcext:value-type="float">
            <text:p>30.1991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6458064516" calcext:value-type="float">
            <text:p>30.2516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1488275862" calcext:value-type="float">
            <text:p>30.27814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05958709677" calcext:value-type="float">
            <text:p>30.3805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8791483871" calcext:value-type="float">
            <text:p>30.298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9632" calcext:value-type="float">
            <text:p>30.3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04772903226" calcext:value-type="float">
            <text:p>30.3904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484" calcext:value-type="float">
            <text:p>30.4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64836129032" calcext:value-type="float">
            <text:p>30.416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76347142857" calcext:value-type="float">
            <text:p>30.38763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22530322581" calcext:value-type="float">
            <text:p>30.2922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5589677419" calcext:value-type="float">
            <text:p>30.3065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3432" calcext:value-type="float">
            <text:p>30.33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00612" calcext:value-type="float">
            <text:p>30.360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01652" calcext:value-type="float">
            <text:p>30.430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92509677419" calcext:value-type="float">
            <text:p>30.5092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4389677419" calcext:value-type="float">
            <text:p>30.4894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51944" calcext:value-type="float">
            <text:p>30.43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34990967742" calcext:value-type="float">
            <text:p>30.5034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5592" calcext:value-type="float">
            <text:p>30.53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0501935484" calcext:value-type="float">
            <text:p>30.5620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66057142857" calcext:value-type="float">
            <text:p>30.536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32735483871" calcext:value-type="float">
            <text:p>30.493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6128" calcext:value-type="float">
            <text:p>30.5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31671724138" calcext:value-type="float">
            <text:p>30.54316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23538064516" calcext:value-type="float">
            <text:p>30.582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17192" calcext:value-type="float">
            <text:p>30.67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6344516129" calcext:value-type="float">
            <text:p>30.606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97974193548" calcext:value-type="float">
            <text:p>30.579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1212" calcext:value-type="float">
            <text:p>30.586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79090322581" calcext:value-type="float">
            <text:p>30.5879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60144" calcext:value-type="float">
            <text:p>30.64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3189677419" calcext:value-type="float">
            <text:p>30.6723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0963076923" calcext:value-type="float">
            <text:p>30.63509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03236129032" calcext:value-type="float">
            <text:p>30.6603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15448888889" calcext:value-type="float">
            <text:p>30.76154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48464615385" calcext:value-type="float">
            <text:p>30.80484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15457777778" calcext:value-type="float">
            <text:p>30.88154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94938461538" calcext:value-type="float">
            <text:p>31.1194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43413333333" calcext:value-type="float">
            <text:p>31.0943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90705714286" calcext:value-type="float">
            <text:p>31.0990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2669230769" calcext:value-type="float">
            <text:p>31.15026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0455384615" calcext:value-type="float">
            <text:p>31.19604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04685" calcext:value-type="float">
            <text:p>31.1804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47062857143" calcext:value-type="float">
            <text:p>31.0147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9314285714" calcext:value-type="float">
            <text:p>31.019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3904" calcext:value-type="float">
            <text:p>31.7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8328" calcext:value-type="float">
            <text:p>32.0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8156" calcext:value-type="float">
            <text:p>31.72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5084" calcext:value-type="float">
            <text:p>32.29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2516" calcext:value-type="float">
            <text:p>32.32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1204" calcext:value-type="float">
            <text:p>31.73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0256" calcext:value-type="float">
            <text:p>32.0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3816" calcext:value-type="float">
            <text:p>32.5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402" calcext:value-type="float">
            <text:p>32.16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9004" calcext:value-type="float">
            <text:p>33.17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6604" calcext:value-type="float">
            <text:p>33.02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0884" calcext:value-type="float">
            <text:p>32.98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0884" calcext:value-type="float">
            <text:p>32.98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5708" calcext:value-type="float">
            <text:p>32.71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3076" calcext:value-type="float">
            <text:p>32.99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6164" calcext:value-type="float">
            <text:p>33.31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1996" calcext:value-type="float">
            <text:p>31.97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8084" calcext:value-type="float">
            <text:p>33.43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0924" calcext:value-type="float">
            <text:p>33.30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2572" calcext:value-type="float">
            <text:p>33.53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5436" calcext:value-type="float">
            <text:p>32.82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2428" calcext:value-type="float">
            <text:p>33.14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2324" calcext:value-type="float">
            <text:p>33.07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174" calcext:value-type="float">
            <text:p>32.9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105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32" meta:object-count="0"/>
    <meta:user-defined meta:name="AppVersion">3.0</meta:user-defined>
  </office:meta>
</office:document-meta>
</file>